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onaco" svg:font-family="Monaco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style:font-name="Monaco" fo:font-size="11.0pt" fo:font-size-asian="11.0pt" fo:font-size-complex="11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p text:style-name="P6"><text:tab/>•<text:tab/>Recherche autre sprite flamme pour la classe BombExplosion (Kévin,Jeremy,Pierre)</text:p>
      <text:p text:style-name="P6"><text:tab/>•<text:tab/>Création de la classe BombExplosion et de sa classe de test (Kévin)</text:p>
      <text:p text:style-name="P6"><text:tab/>•<text:tab/>Modification et amélioration de la classe Bomb (Jérémy, Pierre)</text:p>
      <text:p text:style-name="P6"><text:tab/>•<text:tab/><text:a xlink:type="simple" xlink:href="https://github.com/DamienCassou/lille-game-framework/pull/83">#89</text:a><text:s/>Enlever un constructeur obselète (Aymeric, Charles)</text:p>
      <text:p text:style-name="P6"><text:tab/>•<text:tab/><text:a xlink:type="simple" xlink:href="https://github.com/DamienCassou/lille-game-framework/pull/83">#103</text:a><text:s/>Ajout de tests dans la classe Overlap.java et factorisation du code avec un @Before (Charles)</text:p>
      <text:p text:style-name="P6"><text:tab/>•<text:tab/><text:a xlink:type="simple" xlink:href="https://github.com/DamienCassou/lille-game-framework/pull/83">#105</text:a><text:s/>Ajout d’un @Test manquant dans la fonction goodspeed de la classe MoveStrategyStraightLineTest (Charles)</text:p>
      <text:p text:style-name="P6"><text:tab/>•<text:tab/><text:a xlink:type="simple" xlink:href="https://github.com/DamienCassou/lille-game-framework/pull/83">#107</text:a><text:s/>Ajout de tests dans la classe MoveStrategyRandomTest.java qui permet d’attraper une exception (Charles)</text:p>
      <text:p text:style-name="P6"><text:tab/>•<text:tab/>Importation du framework manuellement dans Eclipse, importation du dossier ressources pour avoir les images et le son. (Kévin)</text:p>
      <text:p text:style-name="P6"><text:tab/>•<text:tab/>Recherche du son principal du jeu (Pierre, Kévin)</text:p>
      <text:p text:style-name="P6"><text:tab/>•<text:tab/>Mise en place du son du jeu dans le Main (Kévin)</text:p>
      <text:p text:style-name="P6"><text:tab/>•<text:tab/>Réorganisation du Main avec création de différentes méthodes pour gérer le son (Kévin)</text:p>
      <text:p text:style-name="P6"><text:tab/>•<text:tab/>Ajout des URLs pour les images dans chaque entités (Kévin)</text:p>
      <text:p text:style-name="P6"><text:tab/>•<text:tab/>Modification de tous les tests pour les faire fonctionner (Kévin)</text:p>
      <text:p text:style-name="P6"><text:tab/>•<text:tab/>Ajout important du GameUniverseViewPortDefaultModelImpl dans la méthode init de Level pour dessiner les images (échoué à cause de la méthode Background) (Kévin) </text:p>
      <text:p text:style-name="P6"><text:tab/>•<text:tab/>Ajout classe BombermanUniverseViewPort qui implémente GameUniverseViewPortDefaultModelImpl<text:span text:style-name="T2"><text:s/></text:span>pour Override la méthode Background. (Kévin)</text:p>
      <text:p text:style-name="P6"><text:tab/>•<text:tab/>Ajout fichier Background au format PNG et redimensionnement des entités en 32*32 (Kévin)</text:p>
      <text:p text:style-name="P6"><text:tab/>•<text:tab/>Fix du Bug des murs qui ne s’affichaient pas aux bons endroits. (Kévin)</text:p>
      <text:p text:style-name="P6"/>
      <text:p text:style-name="P6">17/01/2016</text:p>
      <text:p text:style-name="P6"><text:tab/>• <text:tab/>Création de la méthode pour déposer une bombe à l’aide d’un Point en paramètre. (Charles)</text:p>
      <text:p text:style-name="P6"><text:tab/>• <text:tab/>Creation de la méthode pour enlever une Box après une explosion dans la classe Levels.java. (Charles)</text:p>
      <text:p text:style-name="P6"><text:tab/>• <text:tab/>Création de la méthode setAlive qui définit le booléen isAlive a false quand le player se sera fait touché par une bombe. Ce booléen a false définit la fin du jeu. (Charles)<text:tab/></text:p>
      <text:p text:style-name="P6">18/01/2016</text:p>
      <text:p text:style-name="P6"><text:tab/>• <text:tab/>A completer par KEV</text:p>
      <text:p text:style-name="P6"><text:tab/>• <text:tab/>Creation d’une méthode pour disposer les murs sur l’intérieur de la board. (Kevin)</text:p>
      <text:p text:style-name="P6"><text:tab/>• <text:tab/>Factorisation de la méthode de disposition des murs sur l’intérieur de la board. (Charles)</text:p>
      <text:p text:style-name="P6"><text:tab/>• <text:tab/>Création de méthodes de tests pour la classe Player. (Charles)</text:p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5"/>
      <text:p text:style-name="P5">15/01/2016</text:p>
      <text:p text:style-name="P6"><text:tab/>• <text:s text:c="5"/><text:a xlink:type="simple" xlink:href="https://github.com/DamienCassou/lille-game-framework/pull/83">#89</text:a><text:s/>Delete a deprecated constructor (Accepté le 15/01/2016)</text:p>
      <text:p text:style-name="P6"><text:tab/>•<text:tab/><text:a xlink:type="simple" xlink:href="https://github.com/DamienCassou/lille-game-framework/pull/83">#103</text:a>Adding test in Overlap.java and factorize the code with an @Before (En cours)</text:p>
      <text:p text:style-name="P6"><text:tab/>•<text:tab/><text:a xlink:type="simple" xlink:href="https://github.com/DamienCassou/lille-game-framework/pull/83">#105</text:a><text:s/>Adding a missing @Test in the function goodspeed in class MoveStrategyStraightLineTest (En cours)</text:p>
      <text:p text:style-name="P6"><text:tab/>•<text:tab/><text:a xlink:type="simple" xlink:href="https://github.com/DamienCassou/lille-game-framework/pull/83">#107</text:a><text:s/>Adding test in class MoveStrategyRandomTest.java to catch an exception (En cours)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